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Growth/Scaling for the Mark Sort Algorith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string" table:style-name="ce1">
            <text:p>=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nEq</text:p>
          </table:table-cell>
          <table:table-cell office:value-type="string" table:style-name="ce1">
            <text:p>=</text:p>
          </table:table-cell>
          <table:table-cell office:value-type="float" office:value="5809" table:style-name="ce1">
            <text:p>5809</text:p>
          </table:table-cell>
          <table:table-cell office:value-type="float" office:value="5602" table:style-name="ce1">
            <text:p>5602</text:p>
          </table:table-cell>
          <table:table-cell office:value-type="float" office:value="5905" table:style-name="ce1">
            <text:p>5905</text:p>
          </table:table-cell>
          <table:table-cell office:value-type="float" office:value="5758" table:style-name="ce1">
            <text:p>57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nAdd</text:p>
          </table:table-cell>
          <table:table-cell office:value-type="string" table:style-name="ce1">
            <text:p>=</text:p>
          </table:table-cell>
          <table:table-cell office:value-type="float" office:value="5148" table:style-name="ce1">
            <text:p>5148</text:p>
          </table:table-cell>
          <table:table-cell office:value-type="float" office:value="5148" table:style-name="ce1">
            <text:p>5148</text:p>
          </table:table-cell>
          <table:table-cell office:value-type="float" office:value="5148" table:style-name="ce1">
            <text:p>5148</text:p>
          </table:table-cell>
          <table:table-cell office:value-type="float" office:value="5148" table:style-name="ce1">
            <text:p>514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nLog</text:p>
          </table:table-cell>
          <table:table-cell office:value-type="string" table:style-name="ce1">
            <text:p>=</text:p>
          </table:table-cell>
          <table:table-cell office:value-type="float" office:value="9999" table:style-name="ce1">
            <text:p>9999</text:p>
          </table:table-cell>
          <table:table-cell office:value-type="float" office:value="9999" table:style-name="ce1">
            <text:p>9999</text:p>
          </table:table-cell>
          <table:table-cell office:value-type="float" office:value="9999" table:style-name="ce1">
            <text:p>9999</text:p>
          </table:table-cell>
          <table:table-cell office:value-type="float" office:value="9999" table:style-name="ce1">
            <text:p>999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otal</text:p>
          </table:table-cell>
          <table:table-cell office:value-type="string" table:style-name="ce1">
            <text:p>=</text:p>
          </table:table-cell>
          <table:table-cell office:value-type="float" office:value="20956" table:style-name="ce1">
            <text:p>20956</text:p>
          </table:table-cell>
          <table:table-cell office:value-type="float" office:value="20749" table:style-name="ce1">
            <text:p>20749</text:p>
          </table:table-cell>
          <table:table-cell office:value-type="float" office:value="21052" table:style-name="ce1">
            <text:p>21052</text:p>
          </table:table-cell>
          <table:table-cell office:value-type="float" office:value="20905" table:style-name="ce1">
            <text:p>20905</text:p>
          </table:table-cell>
          <table:table-cell office:value-type="float" office:value="20915.5" table:style-name="ce1">
            <text:p>20915.5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string" table:style-name="ce1">
            <text:p>=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nEq</text:p>
          </table:table-cell>
          <table:table-cell office:value-type="string" table:style-name="ce1">
            <text:p>=</text:p>
          </table:table-cell>
          <table:table-cell office:value-type="float" office:value="15470" table:style-name="ce1">
            <text:p>15470</text:p>
          </table:table-cell>
          <table:table-cell office:value-type="float" office:value="14936" table:style-name="ce1">
            <text:p>14936</text:p>
          </table:table-cell>
          <table:table-cell office:value-type="float" office:value="15137" table:style-name="ce1">
            <text:p>15137</text:p>
          </table:table-cell>
          <table:table-cell office:value-type="float" office:value="15791" table:style-name="ce1">
            <text:p>1579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nAdd</text:p>
          </table:table-cell>
          <table:table-cell office:value-type="string" table:style-name="ce1">
            <text:p>=</text:p>
          </table:table-cell>
          <table:table-cell office:value-type="float" office:value="20298" table:style-name="ce1">
            <text:p>20298</text:p>
          </table:table-cell>
          <table:table-cell office:value-type="float" office:value="20298" table:style-name="ce1">
            <text:p>20298</text:p>
          </table:table-cell>
          <table:table-cell office:value-type="float" office:value="20298" table:style-name="ce1">
            <text:p>20298</text:p>
          </table:table-cell>
          <table:table-cell office:value-type="float" office:value="20298" table:style-name="ce1">
            <text:p>2029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nLog</text:p>
          </table:table-cell>
          <table:table-cell office:value-type="string" table:style-name="ce1">
            <text:p>=</text:p>
          </table:table-cell>
          <table:table-cell office:value-type="float" office:value="39999" table:style-name="ce1">
            <text:p>39999</text:p>
          </table:table-cell>
          <table:table-cell office:value-type="float" office:value="39999" table:style-name="ce1">
            <text:p>39999</text:p>
          </table:table-cell>
          <table:table-cell office:value-type="float" office:value="39999" table:style-name="ce1">
            <text:p>39999</text:p>
          </table:table-cell>
          <table:table-cell office:value-type="float" office:value="39999" table:style-name="ce1">
            <text:p>3999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otal</text:p>
          </table:table-cell>
          <table:table-cell office:value-type="string" table:style-name="ce1">
            <text:p>=</text:p>
          </table:table-cell>
          <table:table-cell office:value-type="float" office:value="75767" table:style-name="ce1">
            <text:p>75767</text:p>
          </table:table-cell>
          <table:table-cell office:value-type="float" office:value="75233" table:style-name="ce1">
            <text:p>75233</text:p>
          </table:table-cell>
          <table:table-cell office:value-type="float" office:value="75434" table:style-name="ce1">
            <text:p>75434</text:p>
          </table:table-cell>
          <table:table-cell office:value-type="float" office:value="76088" table:style-name="ce1">
            <text:p>76088</text:p>
          </table:table-cell>
          <table:table-cell office:value-type="float" office:value="75630.5" table:style-name="ce1">
            <text:p>75630.5</text:p>
          </table:table-cell>
          <table:table-cell office:value-type="float" office:value="3.61600248619445" table:style-name="ce1">
            <text:p>3.61600248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string" table:style-name="ce1">
            <text:p>=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nEq</text:p>
          </table:table-cell>
          <table:table-cell office:value-type="string" table:style-name="ce1">
            <text:p>=</text:p>
          </table:table-cell>
          <table:table-cell office:value-type="float" office:value="40909" table:style-name="ce1">
            <text:p>40909</text:p>
          </table:table-cell>
          <table:table-cell office:value-type="float" office:value="42586" table:style-name="ce1">
            <text:p>42586</text:p>
          </table:table-cell>
          <table:table-cell office:value-type="float" office:value="38905" table:style-name="ce1">
            <text:p>38905</text:p>
          </table:table-cell>
          <table:table-cell office:value-type="float" office:value="39427" table:style-name="ce1">
            <text:p>3942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nAdd</text:p>
          </table:table-cell>
          <table:table-cell office:value-type="string" table:style-name="ce1">
            <text:p>=</text:p>
          </table:table-cell>
          <table:table-cell office:value-type="float" office:value="80598" table:style-name="ce1">
            <text:p>80598</text:p>
          </table:table-cell>
          <table:table-cell office:value-type="float" office:value="80598" table:style-name="ce1">
            <text:p>80598</text:p>
          </table:table-cell>
          <table:table-cell office:value-type="float" office:value="80598" table:style-name="ce1">
            <text:p>80598</text:p>
          </table:table-cell>
          <table:table-cell office:value-type="float" office:value="80598" table:style-name="ce1">
            <text:p>8059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nLog</text:p>
          </table:table-cell>
          <table:table-cell office:value-type="string" table:style-name="ce1">
            <text:p>=</text:p>
          </table:table-cell>
          <table:table-cell office:value-type="float" office:value="159999" table:style-name="ce1">
            <text:p>159999</text:p>
          </table:table-cell>
          <table:table-cell office:value-type="float" office:value="159999" table:style-name="ce1">
            <text:p>159999</text:p>
          </table:table-cell>
          <table:table-cell office:value-type="float" office:value="159999" table:style-name="ce1">
            <text:p>159999</text:p>
          </table:table-cell>
          <table:table-cell office:value-type="float" office:value="159999" table:style-name="ce1">
            <text:p>15999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Total</text:p>
          </table:table-cell>
          <table:table-cell office:value-type="string" table:style-name="ce1">
            <text:p>=</text:p>
          </table:table-cell>
          <table:table-cell office:value-type="float" office:value="281506" table:style-name="ce1">
            <text:p>281506</text:p>
          </table:table-cell>
          <table:table-cell office:value-type="float" office:value="283183" table:style-name="ce1">
            <text:p>283183</text:p>
          </table:table-cell>
          <table:table-cell office:value-type="float" office:value="279502" table:style-name="ce1">
            <text:p>279502</text:p>
          </table:table-cell>
          <table:table-cell office:value-type="float" office:value="280024" table:style-name="ce1">
            <text:p>280024</text:p>
          </table:table-cell>
          <table:table-cell office:value-type="float" office:value="281053.75" table:style-name="ce1">
            <text:p>281053.75</text:p>
          </table:table-cell>
          <table:table-cell office:value-type="float" office:value="13.437582175898299" table:style-name="ce1">
            <text:p>13.43758218</text:p>
          </table:table-cell>
          <table:table-cell office:value-type="float" office:value="3.71614295819808" table:style-name="ce1">
            <text:p>3.716142958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table:style-name="ce1">
            <draw:frame draw:z-index="1" draw:id="id0" draw:style-name="a0" draw:name="Chart 1" svg:x="0.8673in" svg:y="0.1571in" svg:width="8.572in" svg:height="4.246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N</text:p>
          </table:table-cell>
          <table:table-cell office:value-type="string" table:style-name="ce2">
            <text:p>Op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20915.5" table:style-name="ce2">
            <text:p>20915.5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200" table:style-name="ce2">
            <text:p>200</text:p>
          </table:table-cell>
          <table:table-cell office:value-type="float" office:value="75630.5" table:style-name="ce2">
            <text:p>75630.5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400" table:style-name="ce2">
            <text:p>400</text:p>
          </table:table-cell>
          <table:table-cell office:value-type="float" office:value="281053.75" table:style-name="ce2">
            <text:p>281053.75</text:p>
          </table:table-cell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CC RCCD</meta:initial-creator>
    <dc:creator>Lehr, Mark Dr.</dc:creator>
    <meta:creation-date>2015-02-25T20:53:00Z</meta:creation-date>
    <dc:date>2015-02-26T17:00:14Z</dc:date>
    <meta:editing-cycles>2</meta:editing-cycles>
    <meta:editing-duration>PT110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1042in" svg:stroke-color="#004586" svg:stroke-opacity="100%" draw:stroke-linejoin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power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scatter" svg:height="305.7191338582677pt" svg:width="617.183937007874pt" chart:style-name="Crt0">
        <chart:title svg:x="209.1009448818898pt" svg:y="9.948740157480315pt" chart:style-name="CT00">
          <text:p text:style-name="a0" text:class-names="" text:cond-style-name="">Growth/Scaling Mark Sort Algorithm</text:p>
        </chart:title>
        <chart:legend chart:legend-position="end" chart:legend-align="center" chart:style-name="Lgnd"/>
        <chart:plot-area svg:x="41.75212598425196pt" svg:y="50.31062992125985pt" svg:width="353.0936220472441pt" svg:height="220.7437007874016pt" chart:style-name="Plt0">
          <chart:axis chart:dimension="y" chart:name="primary-y" chart:style-name="Axs0">
            <chart:title svg:x="12.78362204724409pt" svg:y="196.4244881889764pt" chart:style-name="AT00">
              <text:p text:style-name="a1" text:class-names="" text:cond-style-name="">Total Operations</text:p>
            </chart:title>
            <chart:grid chart:class="major" chart:style-name="GMa0"/>
          </chart:axis>
          <chart:axis chart:dimension="x" chart:name="primary-x" chart:style-name="Axs1">
            <chart:title svg:x="192.2923622047244pt" svg:y="277.1766141732284pt" chart:style-name="AT01">
              <text:p text:style-name="a2" text:class-names="" text:cond-style-name="">Array to Sort</text:p>
            </chart:title>
            <chart:grid chart:class="major" chart:style-name="GMa1"/>
          </chart:axis>
          <chart:series chart:label-cell-address="Sheet1.$D$2" chart:values-cell-range-address="Sheet1.$D$27:.$D$29" chart:class="chart:scatter" chart:attached-axis="primary-y" chart:style-name="G0S0">
            <chart:domain table:cell-range-address="Sheet1.$C$27:.$C$29"/>
            <chart:regression-curve chart:style-name="T000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